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3046d" officeooo:paragraph-rsid="0003046d"/>
    </style:style>
    <style:style style:name="P2" style:family="paragraph" style:parent-style-name="Text_20_body" style:list-style-name="L1">
      <style:text-properties fo:language="ru" fo:country="RU" officeooo:rsid="0003046d" officeooo:paragraph-rsid="0003046d"/>
    </style:style>
    <style:style style:name="P3" style:family="paragraph" style:parent-style-name="Text_20_body" style:list-style-name="L1">
      <style:text-properties fo:language="ru" fo:country="RU" officeooo:rsid="0004ef0e" officeooo:paragraph-rsid="0004ef0e"/>
    </style:style>
    <style:style style:name="P4" style:family="paragraph" style:parent-style-name="Text_20_body">
      <style:text-properties fo:language="ru" fo:country="RU" officeooo:rsid="0004ef0e" officeooo:paragraph-rsid="0004ef0e"/>
    </style:style>
    <style:style style:name="P5" style:family="paragraph" style:parent-style-name="Text_20_body">
      <style:text-properties fo:language="ru" fo:country="RU" officeooo:rsid="0004ef0e" officeooo:paragraph-rsid="00061716"/>
    </style:style>
    <style:style style:name="P6" style:family="paragraph" style:parent-style-name="Text_20_body">
      <style:text-properties fo:language="ru" fo:country="RU" officeooo:rsid="0004ef0e" officeooo:paragraph-rsid="0006d542"/>
    </style:style>
    <style:style style:name="P7" style:family="paragraph" style:parent-style-name="Text_20_body">
      <style:text-properties fo:language="ru" fo:country="RU" fo:font-weight="bold" officeooo:rsid="0004ef0e" officeooo:paragraph-rsid="0004ef0e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language="ru" fo:country="RU" fo:font-weight="bold" officeooo:rsid="0003046d" officeooo:paragraph-rsid="0003046d" style:font-weight-asian="bold" style:font-weight-complex="bold"/>
    </style:style>
    <style:style style:name="P9" style:family="paragraph" style:parent-style-name="Text_20_body">
      <style:text-properties fo:language="ru" fo:country="RU" fo:font-weight="bold" officeooo:rsid="0006d542" officeooo:paragraph-rsid="0006d542" style:font-weight-asian="bold" style:font-weight-complex="bold"/>
    </style:style>
    <style:style style:name="P10" style:family="paragraph" style:parent-style-name="Text_20_body">
      <style:text-properties fo:language="ru" fo:country="RU" officeooo:rsid="0006d542" officeooo:paragraph-rsid="0006d542"/>
    </style:style>
    <style:style style:name="P11" style:family="paragraph" style:parent-style-name="Text_20_body">
      <style:text-properties fo:language="ru" fo:country="RU" officeooo:rsid="00080c9c" officeooo:paragraph-rsid="00080c9c"/>
    </style:style>
    <style:style style:name="T1" style:family="text">
      <style:text-properties officeooo:rsid="0004ef0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ef0e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officeooo:rsid="00061716"/>
    </style:style>
    <style:style style:name="T6" style:family="text">
      <style:text-properties style:font-name="DejaVu Sans Mono" fo:language="en" fo:country="US"/>
    </style:style>
    <style:style style:name="T7" style:family="text">
      <style:text-properties style:font-name="DejaVu Sans Mono" fo:language="en" fo:country="US" officeooo:rsid="00061716"/>
    </style:style>
    <style:style style:name="T8" style:family="text">
      <style:text-properties style:font-name="DejaVu Sans Mono" fo:language="en" fo:country="US" officeooo:rsid="0006d542"/>
    </style:style>
    <style:style style:name="T9" style:family="text">
      <style:text-properties style:font-name="DejaVu Sans Mono" officeooo:rsid="0003046d"/>
    </style:style>
    <style:style style:name="T10" style:family="text">
      <style:text-properties style:font-name="DejaVu Sans Mono" officeooo:rsid="0006d542"/>
    </style:style>
    <style:style style:name="T11" style:family="text">
      <style:text-properties style:font-name="DejaVu Sans Mono" officeooo:rsid="00080c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Язык цепочки заданий</text:p>
      <text:p text:style-name="P1">Скриптовый язык, указывающий последовательность обработки. Не содержит ветвлений и условновного выполнения. </text:p>
      <text:p text:style-name="P1">«<text:span text:style-name="T1">Команды»</text:span> языка:</text:p>
      <text:list xml:id="list8087494511602290281" text:style-name="L1">
        <text:list-item>
          <text:p text:style-name="P2">комментарий</text:p>
        </text:list-item>
        <text:list-item>
          <text:p text:style-name="P3">директива</text:p>
        </text:list-item>
        <text:list-item>
          <text:p text:style-name="P3">запуск процедуры</text:p>
        </text:list-item>
      </text:list>
      <text:p text:style-name="P10">Если обнаружен неожидаемый символ, выполнение прекращается, с выдачей стандартного сообщения об ошибке в журнал.</text:p>
      <text:p text:style-name="P4">Кроме явно заданных параметров, в языке содержатся «системные параметры», например «время». </text:p>
      <text:p text:style-name="P10">Кодировка символов <text:span text:style-name="T2">UTF-8.</text:span></text:p>
      <text:p text:style-name="P4">Каждая команда начинается с первого символа строки. </text:p>
      <text:p text:style-name="P10">Расширенная компоновка строк не поддерживается. Строка разделяется символами<text:span text:style-name="T1"> </text:span><text:span text:style-name="T3">SPC, TAB</text:span> на «слова». Требуется избегать имён, содержащих пробелы.</text:p>
      <text:p text:style-name="P7">Комментарий</text:p>
      <text:p text:style-name="P4">Если первый символ строки <text:span text:style-name="T2">SPC, TAB, CR, LF, </text:span>то строка считается комментарием. </text:p>
      <text:p text:style-name="P7">Директивы</text:p>
      <text:p text:style-name="P4">Если первый символ строки <text:span text:style-name="T4">"-", </text:span><text:span text:style-name="T5">строка считается директивой. Тип и формат директивы определяется последующими символами. </text:span></text:p>
      <text:p text:style-name="P4"><text:span text:style-name="T5">"-</text:span><text:span text:style-name="T7">l</text:span><text:span text:style-name="T5">" </text:span><text:span text:style-name="T9">директива выдачи сообщения в журнал</text:span><text:span text:style-name="T5">. Текст сообщения берется из остатка строки. Пробелы в начале и конце отбрасываются. </text:span></text:p>
      <text:p text:style-name="P4"><text:span text:style-name="T5">"-</text:span><text:span text:style-name="T7">d</text:span><text:span text:style-name="T5">" </text:span><text:span text:style-name="T9">директива смены рабочего каталога</text:span><text:span text:style-name="T5">. </text:span></text:p>
      <text:p text:style-name="P5"><text:span text:style-name="T5">"-</text:span><text:span text:style-name="T7">k</text:span><text:span text:style-name="T5">" </text:span><text:span text:style-name="T4">директива задания параметра </text:span><text:span text:style-name="T5">типа «ключ». В остатке строки: первое слово код ключа, остаток строки — значение этого ключа. </text:span></text:p>
      <text:p text:style-name="P6"><text:span text:style-name="T5">"-</text:span><text:span text:style-name="T7">i</text:span><text:span text:style-name="T5">" </text:span><text:span text:style-name="T4">директива задания параметра </text:span><text:span text:style-name="T5">типа «</text:span><text:span text:style-name="T10">входной файл</text:span><text:span text:style-name="T5">». В остатке строки: первое слово </text:span><text:span text:style-name="T10">имя файла</text:span><text:span text:style-name="T5">, остаток строки — </text:span><text:span text:style-name="T10">игнорируется</text:span><text:span text:style-name="T5">. </text:span><text:span text:style-name="T10">Если первый символ имени файла </text:span><text:span text:style-name="T4">"</text:span><text:span text:style-name="T8">|</text:span><text:span text:style-name="T4">", </text:span><text:span text:style-name="T10">файл считается «каналом» (внутреннее представление, без сохранения на диске). </text:span></text:p>
      <text:p text:style-name="P6"><text:span text:style-name="T5">"-</text:span><text:span text:style-name="T8">o</text:span><text:span text:style-name="T5">" </text:span><text:span text:style-name="T4">директива задания параметра </text:span><text:span text:style-name="T5">типа «</text:span><text:span text:style-name="T10">выходной файл</text:span><text:span text:style-name="T5">», </text:span><text:span text:style-name="T10">аналогично директиве </text:span><text:span text:style-name="T5">«</text:span><text:span text:style-name="T10">входной файл</text:span><text:span text:style-name="T5">». </text:span></text:p>
      <text:p text:style-name="P9">Запуск процедуры</text:p>
      <text:p text:style-name="P4"><text:span text:style-name="T10">Любой символ-буква латинского алфавита распознаётся как начало команды запуска процедуры. Если во внутреннем списке процедур отсутствует указанная процедура, то в журнал </text:span><text:span text:style-name="T11">должно быть</text:span><text:span text:style-name="T10"> выдано сообщение о</text:span><text:span text:style-name="T11">б ошибке и перечень существующих процедур с комментариями по использованию этих процедур. </text:span></text:p>
      <text:p text:style-name="P11"><text:span text:style-name="T11">П</text:span><text:span text:style-name="T4">араметры выполнения процедуры берутся из ранее заданных параметров (</text:span><text:span text:style-name="T5">-</text:span><text:span text:style-name="T7">k, </text:span><text:span text:style-name="T5">-</text:span><text:span text:style-name="T7">i, -</text:span><text:span text:style-name="T6">o</text:span><text:span text:style-name="T4">). После выполнения процедуры, список заданных параметров сбрасывается. «Каналы», заданные директивой </text:span><text:span text:style-name="T5">"-</text:span><text:span text:style-name="T8">o</text:span><text:span text:style-name="T5">" </text:span><text:span text:style-name="T4">сохраняются до конца выполнения скрипта.</text:span></text:p>
      <text:p text:style-name="P11"><text:span text:style-name="T5">П</text:span><text:span text:style-name="T4">оследовательность параметров (</text:span><text:span text:style-name="T5">-</text:span><text:span text:style-name="T7">i, -</text:span><text:span text:style-name="T6">o</text:span><text:span text:style-name="T4">) при передаче процедуре совпадает с </text:span><text:soft-page-break/><text:span text:style-name="T4">последовательностью объявления этих параметров с разбивкой по группам.</text:span></text:p>
      <text:p text:style-name="P11"><text:span text:style-name="T4">Параметры-ключи представляют набор. Если параметр-ключ будет повторно определён до вызова процедуры — произойдет завершение выполнения по ошибк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style:font-name="DejaVu Sans Mono" fo:font-family="'DejaVu Sans Mono'" style:font-style-name="Book" style:font-family-generic="modern" style:font-pitch="fixed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5:15:42.976000000</meta:creation-date>
    <dc:date>2015-03-11T17:58:54.140000000</dc:date>
    <meta:editing-duration>PT11M44S</meta:editing-duration>
    <meta:editing-cycles>1</meta:editing-cycles>
    <meta:document-statistic meta:table-count="0" meta:image-count="0" meta:object-count="0" meta:page-count="2" meta:paragraph-count="25" meta:word-count="287" meta:character-count="2270" meta:non-whitespace-character-count="1997"/>
    <meta:generator>LibreOffice/4.2.8.2$Windows_x86 LibreOffice_project/48d50dbfc06349262c9d50868e5c1f630a573ebd</meta:generator>
  </office:meta>
</office:document-meta>
</file>